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75in"/>
    </style:style>
    <style:style style:name="co3" style:family="table-column">
      <style:table-column-properties fo:break-before="auto" style:column-width="3.9in"/>
    </style:style>
    <style:style style:name="co4" style:family="table-column">
      <style:table-column-properties fo:break-before="auto" style:column-width="2.0909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456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Cheaha Mt., AL</text:p>
          </table:table-cell>
          <table:table-cell office:value-type="float" office:value="2405">
            <text:p>2405</text:p>
          </table:table-cell>
          <table:table-cell office:value-type="string">
            <text:p><text:a xlink:href="http://geology.com/state-map/alabama.shtml">Alabama Elevation Map</text:a></text:p>
          </table:table-cell>
          <table:table-cell table:style-name="Default"/>
        </table:table-row>
        <table:table-row table:style-name="ro1">
          <table:table-cell office:value-type="string">
            <text:p>Alaska Highest Point</text:p>
          </table:table-cell>
          <table:table-cell office:value-type="string">
            <text:p>Mt. McKinley (Denali), AK</text:p>
          </table:table-cell>
          <table:table-cell office:value-type="float" office:value="20237">
            <text:p>20237</text:p>
          </table:table-cell>
          <table:table-cell office:value-type="string">
            <text:p><text:a xlink:href="http://geology.com/state-map/alaska.shtml">Alaska Elevation Map</text:a></text:p>
          </table:table-cell>
        </table:table-row>
        <table:table-row table:style-name="ro1">
          <table:table-cell office:value-type="string">
            <text:p>Arizona Highest Point</text:p>
          </table:table-cell>
          <table:table-cell office:value-type="string">
            <text:p>Humphreys Peak, AZ</text:p>
          </table:table-cell>
          <table:table-cell office:value-type="float" office:value="12633">
            <text:p>12633</text:p>
          </table:table-cell>
          <table:table-cell office:value-type="string">
            <text:p><text:a xlink:href="http://geology.com/state-map/arizona.shtml">Arizona Elevation Map</text:a></text:p>
          </table:table-cell>
        </table:table-row>
        <table:table-row table:style-name="ro1">
          <table:table-cell office:value-type="string">
            <text:p>Arkansas Highest Point</text:p>
          </table:table-cell>
          <table:table-cell office:value-type="string">
            <text:p>Magazine Mt., AR</text:p>
          </table:table-cell>
          <table:table-cell office:value-type="float" office:value="2753">
            <text:p>2753</text:p>
          </table:table-cell>
          <table:table-cell office:value-type="string">
            <text:p><text:a xlink:href="http://geology.com/state-map/arkansas.shtml">Arkansas Elevation Map</text:a></text:p>
          </table:table-cell>
        </table:table-row>
        <table:table-row table:style-name="ro1">
          <table:table-cell office:value-type="string">
            <text:p>California Highest Point</text:p>
          </table:table-cell>
          <table:table-cell office:value-type="string">
            <text:p>Mt. Whitney, CA</text:p>
          </table:table-cell>
          <table:table-cell office:value-type="float" office:value="14494">
            <text:p>14494</text:p>
          </table:table-cell>
          <table:table-cell office:value-type="string">
            <text:p><text:a xlink:href="http://geology.com/state-map/california.shtml">California Elevation Map</text:a></text:p>
          </table:table-cell>
        </table:table-row>
        <table:table-row table:style-name="ro1">
          <table:table-cell office:value-type="string">
            <text:p>Colorado Highest Point</text:p>
          </table:table-cell>
          <table:table-cell office:value-type="string">
            <text:p>Mt. Elbert, CO</text:p>
          </table:table-cell>
          <table:table-cell office:value-type="float" office:value="14433">
            <text:p>14433</text:p>
          </table:table-cell>
          <table:table-cell office:value-type="string">
            <text:p><text:a xlink:href="http://geology.com/state-map/colorado.shtml">Colorado Elevation Map</text:a></text:p>
          </table:table-cell>
        </table:table-row>
        <table:table-row table:style-name="ro1">
          <table:table-cell office:value-type="string">
            <text:p>Connecticut Highest Point</text:p>
          </table:table-cell>
          <table:table-cell office:value-type="string">
            <text:p>Mt. Frissell--S slope, CT</text:p>
          </table:table-cell>
          <table:table-cell office:value-type="float" office:value="2380">
            <text:p>2380</text:p>
          </table:table-cell>
          <table:table-cell office:value-type="string">
            <text:p><text:a xlink:href="http://geology.com/state-map/connecticut.shtml">Connecticut Elevation Map</text:a></text:p>
          </table:table-cell>
        </table:table-row>
        <table:table-row table:style-name="ro1">
          <table:table-cell office:value-type="string">
            <text:p>Delaware Highest Point</text:p>
          </table:table-cell>
          <table:table-cell office:value-type="string">
            <text:p>Ebright Azimuth, DE</text:p>
          </table:table-cell>
          <table:table-cell office:value-type="float" office:value="448">
            <text:p>448</text:p>
          </table:table-cell>
          <table:table-cell office:value-type="string">
            <text:p><text:a xlink:href="http://geology.com/state-map/delaware.shtml">Delaware Elevation Map</text:a></text:p>
          </table:table-cell>
        </table:table-row>
        <table:table-row table:style-name="ro1">
          <table:table-cell office:value-type="string">
            <text:p>Florida Highest Point</text:p>
          </table:table-cell>
          <table:table-cell office:value-type="string">
            <text:p>Britton Hill, FL</text:p>
          </table:table-cell>
          <table:table-cell office:value-type="float" office:value="345">
            <text:p>345</text:p>
          </table:table-cell>
          <table:table-cell office:value-type="string">
            <text:p><text:a xlink:href="http://geology.com/state-map/florida.shtml">Florida Elevation Map</text:a></text:p>
          </table:table-cell>
        </table:table-row>
        <table:table-row table:style-name="ro1">
          <table:table-cell office:value-type="string">
            <text:p>Georgia Highest Point</text:p>
          </table:table-cell>
          <table:table-cell office:value-type="string">
            <text:p>Brasstown Bald, GA</text:p>
          </table:table-cell>
          <table:table-cell office:value-type="float" office:value="4784">
            <text:p>4784</text:p>
          </table:table-cell>
          <table:table-cell office:value-type="string">
            <text:p><text:a xlink:href="http://geology.com/state-map/georgia.shtml">Georgia Elevation Map</text:a></text:p>
          </table:table-cell>
        </table:table-row>
        <table:table-row table:style-name="ro1">
          <table:table-cell office:value-type="string">
            <text:p>Hawaii Highest Point</text:p>
          </table:table-cell>
          <table:table-cell office:value-type="string">
            <text:p>Mauna Kea, HI</text:p>
          </table:table-cell>
          <table:table-cell office:value-type="float" office:value="13796">
            <text:p>13796</text:p>
          </table:table-cell>
          <table:table-cell office:value-type="string">
            <text:p><text:a xlink:href="http://geology.com/state-map/hawaii.shtml">Hawaii Elevation Map</text:a></text:p>
          </table:table-cell>
        </table:table-row>
        <table:table-row table:style-name="ro1">
          <table:table-cell office:value-type="string">
            <text:p>Idaho Highest Point</text:p>
          </table:table-cell>
          <table:table-cell office:value-type="string">
            <text:p>Borah Peak, ID</text:p>
          </table:table-cell>
          <table:table-cell office:value-type="float" office:value="12662">
            <text:p>12662</text:p>
          </table:table-cell>
          <table:table-cell office:value-type="string">
            <text:p><text:a xlink:href="http://geology.com/state-map/idaho.shtml">Idaho Elevation Map</text:a></text:p>
          </table:table-cell>
        </table:table-row>
        <table:table-row table:style-name="ro1">
          <table:table-cell office:value-type="string">
            <text:p>Illinois Highest Point</text:p>
          </table:table-cell>
          <table:table-cell office:value-type="string">
            <text:p>Charles Mound, IL</text:p>
          </table:table-cell>
          <table:table-cell office:value-type="float" office:value="1235">
            <text:p>1235</text:p>
          </table:table-cell>
          <table:table-cell office:value-type="string">
            <text:p><text:a xlink:href="http://geology.com/state-map/illinois.shtml">Illinois Elevation Map</text:a></text:p>
          </table:table-cell>
        </table:table-row>
        <table:table-row table:style-name="ro1">
          <table:table-cell office:value-type="string">
            <text:p>Indiana Highest Point</text:p>
          </table:table-cell>
          <table:table-cell office:value-type="string">
            <text:p>Hoosier Hill Point, IN</text:p>
          </table:table-cell>
          <table:table-cell office:value-type="float" office:value="1257">
            <text:p>1257</text:p>
          </table:table-cell>
          <table:table-cell office:value-type="string">
            <text:p><text:a xlink:href="http://geology.com/state-map/indiana.shtml">Indiana Elevation Map</text:a></text:p>
          </table:table-cell>
        </table:table-row>
        <table:table-row table:style-name="ro1">
          <table:table-cell office:value-type="string">
            <text:p>Iowa Highest Point</text:p>
          </table:table-cell>
          <table:table-cell office:value-type="string">
            <text:p>Hawkeye Point, IA</text:p>
          </table:table-cell>
          <table:table-cell office:value-type="float" office:value="1670">
            <text:p>1670</text:p>
          </table:table-cell>
          <table:table-cell office:value-type="string">
            <text:p><text:a xlink:href="http://geology.com/state-map/iowa.shtml">Iowa Elevation Map</text:a></text:p>
          </table:table-cell>
        </table:table-row>
        <table:table-row table:style-name="ro1">
          <table:table-cell office:value-type="string">
            <text:p>Kansas Highest Point</text:p>
          </table:table-cell>
          <table:table-cell office:value-type="string">
            <text:p>Mt. Sunflower, KS</text:p>
          </table:table-cell>
          <table:table-cell office:value-type="float" office:value="4039">
            <text:p>4039</text:p>
          </table:table-cell>
          <table:table-cell office:value-type="string">
            <text:p><text:a xlink:href="http://geology.com/state-map/kansas.shtml">Kansas Elevation Map</text:a></text:p>
          </table:table-cell>
        </table:table-row>
        <table:table-row table:style-name="ro1">
          <table:table-cell office:value-type="string">
            <text:p>Kentucky Highest Point</text:p>
          </table:table-cell>
          <table:table-cell office:value-type="string">
            <text:p>Black Mt., KY</text:p>
          </table:table-cell>
          <table:table-cell office:value-type="float" office:value="4139">
            <text:p>4139</text:p>
          </table:table-cell>
          <table:table-cell office:value-type="string">
            <text:p><text:a xlink:href="http://geology.com/state-map/kentucky.shtml">Kentucky Elevation Map</text:a></text:p>
          </table:table-cell>
        </table:table-row>
        <table:table-row table:style-name="ro1">
          <table:table-cell office:value-type="string">
            <text:p>Louisiana Highest Point</text:p>
          </table:table-cell>
          <table:table-cell office:value-type="string">
            <text:p>Driskill Mt., LA</text:p>
          </table:table-cell>
          <table:table-cell office:value-type="float" office:value="535">
            <text:p>535</text:p>
          </table:table-cell>
          <table:table-cell office:value-type="string">
            <text:p><text:a xlink:href="http://geology.com/state-map/louisiana.shtml">Louisiana Elevation Map</text:a></text:p>
          </table:table-cell>
        </table:table-row>
        <table:table-row table:style-name="ro1">
          <table:table-cell office:value-type="string">
            <text:p>Maine Highest Point</text:p>
          </table:table-cell>
          <table:table-cell office:value-type="string">
            <text:p>Mt. Katahdin, ME</text:p>
          </table:table-cell>
          <table:table-cell office:value-type="float" office:value="5267">
            <text:p>5267</text:p>
          </table:table-cell>
          <table:table-cell office:value-type="string">
            <text:p><text:a xlink:href="http://geology.com/state-map/maine.shtml">Maine Elevation Map</text:a></text:p>
          </table:table-cell>
        </table:table-row>
        <table:table-row table:style-name="ro1">
          <table:table-cell office:value-type="string">
            <text:p>Maryland Highest Point</text:p>
          </table:table-cell>
          <table:table-cell office:value-type="string">
            <text:p>Backbone Mt., MD</text:p>
          </table:table-cell>
          <table:table-cell office:value-type="float" office:value="3360">
            <text:p>3360</text:p>
          </table:table-cell>
          <table:table-cell office:value-type="string">
            <text:p><text:a xlink:href="http://geology.com/state-map/maryland.shtml">Maryland Elevation Map</text:a></text:p>
          </table:table-cell>
        </table:table-row>
        <table:table-row table:style-name="ro1">
          <table:table-cell office:value-type="string">
            <text:p>Massachusetts Highest Point</text:p>
          </table:table-cell>
          <table:table-cell office:value-type="string">
            <text:p>Mt. Greylock, MA</text:p>
          </table:table-cell>
          <table:table-cell office:value-type="float" office:value="3487">
            <text:p>3487</text:p>
          </table:table-cell>
          <table:table-cell office:value-type="string">
            <text:p><text:a xlink:href="http://geology.com/state-map/massachusetts.shtml">Massachusetts Elevation Map</text:a></text:p>
          </table:table-cell>
        </table:table-row>
        <table:table-row table:style-name="ro1">
          <table:table-cell office:value-type="string">
            <text:p>Michigan Highest Point</text:p>
          </table:table-cell>
          <table:table-cell office:value-type="string">
            <text:p>Mt. Arvon, MI</text:p>
          </table:table-cell>
          <table:table-cell office:value-type="float" office:value="1979">
            <text:p>1979</text:p>
          </table:table-cell>
          <table:table-cell office:value-type="string">
            <text:p><text:a xlink:href="http://geology.com/state-map/michigan.shtml">Michigan Elevation Map</text:a></text:p>
          </table:table-cell>
        </table:table-row>
        <table:table-row table:style-name="ro1">
          <table:table-cell office:value-type="string">
            <text:p>Minnesota Highest Point</text:p>
          </table:table-cell>
          <table:table-cell office:value-type="string">
            <text:p>Eagle Mt., MN</text:p>
          </table:table-cell>
          <table:table-cell office:value-type="float" office:value="2301">
            <text:p>2301</text:p>
          </table:table-cell>
          <table:table-cell office:value-type="string">
            <text:p><text:a xlink:href="http://geology.com/state-map/minnesota.shtml">Minnesota Elevation Map</text:a></text:p>
          </table:table-cell>
        </table:table-row>
        <table:table-row table:style-name="ro1">
          <table:table-cell office:value-type="string">
            <text:p>Mississippi Highest Point</text:p>
          </table:table-cell>
          <table:table-cell office:value-type="string">
            <text:p>Woodall Mt., MS</text:p>
          </table:table-cell>
          <table:table-cell office:value-type="float" office:value="806">
            <text:p>806</text:p>
          </table:table-cell>
          <table:table-cell office:value-type="string">
            <text:p><text:a xlink:href="http://geology.com/state-map/mississippi.shtml">Mississippi Elevation Map</text:a></text:p>
          </table:table-cell>
        </table:table-row>
        <table:table-row table:style-name="ro1">
          <table:table-cell office:value-type="string">
            <text:p>Missouri Highest Point</text:p>
          </table:table-cell>
          <table:table-cell office:value-type="string">
            <text:p>Taum Sauk Mt., MO</text:p>
          </table:table-cell>
          <table:table-cell office:value-type="float" office:value="1772">
            <text:p>1772</text:p>
          </table:table-cell>
          <table:table-cell office:value-type="string">
            <text:p><text:a xlink:href="http://geology.com/state-map/missouri.shtml">Missouri Elevation Map</text:a></text:p>
          </table:table-cell>
        </table:table-row>
        <table:table-row table:style-name="ro1">
          <table:table-cell office:value-type="string">
            <text:p>Montana Highest Point</text:p>
          </table:table-cell>
          <table:table-cell office:value-type="string">
            <text:p>Granite Peak, MT</text:p>
          </table:table-cell>
          <table:table-cell office:value-type="float" office:value="12799">
            <text:p>12799</text:p>
          </table:table-cell>
          <table:table-cell office:value-type="string">
            <text:p><text:a xlink:href="http://geology.com/state-map/montana.shtml">Montana Elevation Map</text:a></text:p>
          </table:table-cell>
        </table:table-row>
        <table:table-row table:style-name="ro1">
          <table:table-cell office:value-type="string">
            <text:p>Nebraska Highest Point</text:p>
          </table:table-cell>
          <table:table-cell office:value-type="string">
            <text:p>Panorama Point, NE</text:p>
          </table:table-cell>
          <table:table-cell office:value-type="float" office:value="5424">
            <text:p>5424</text:p>
          </table:table-cell>
          <table:table-cell office:value-type="string">
            <text:p><text:a xlink:href="http://geology.com/state-map/nebraska.shtml">Nebraska Elevation Map</text:a></text:p>
          </table:table-cell>
        </table:table-row>
        <table:table-row table:style-name="ro1">
          <table:table-cell office:value-type="string">
            <text:p>Nevada Highest Point</text:p>
          </table:table-cell>
          <table:table-cell office:value-type="string">
            <text:p>Boundary Peak, NV</text:p>
          </table:table-cell>
          <table:table-cell office:value-type="float" office:value="13140">
            <text:p>13140</text:p>
          </table:table-cell>
          <table:table-cell office:value-type="string">
            <text:p><text:a xlink:href="http://geology.com/state-map/nevada.shtml">Nevada Elevation Map</text:a></text:p>
          </table:table-cell>
        </table:table-row>
        <table:table-row table:style-name="ro2">
          <table:table-cell office:value-type="string">
            <text:p>New Hampshire Highest Point</text:p>
          </table:table-cell>
          <table:table-cell office:value-type="string">
            <text:p>Mt. Washington, NH</text:p>
          </table:table-cell>
          <table:table-cell office:value-type="float" office:value="6288">
            <text:p>6288</text:p>
          </table:table-cell>
          <table:table-cell office:value-type="string">
            <text:p><text:a xlink:href="http://geology.com/state-map/new-hampshire.shtml">New Hampshire Elevation Map</text:a></text:p>
          </table:table-cell>
        </table:table-row>
        <table:table-row table:style-name="ro1">
          <table:table-cell office:value-type="string">
            <text:p>New Jersey Highest Point</text:p>
          </table:table-cell>
          <table:table-cell office:value-type="string">
            <text:p>High Point, NJ</text:p>
          </table:table-cell>
          <table:table-cell office:value-type="float" office:value="1803">
            <text:p>1803</text:p>
          </table:table-cell>
          <table:table-cell office:value-type="string">
            <text:p><text:a xlink:href="http://geology.com/state-map/new-jersey.shtml">New Jersey Elevation Map</text:a></text:p>
          </table:table-cell>
        </table:table-row>
        <table:table-row table:style-name="ro1">
          <table:table-cell office:value-type="string">
            <text:p>New Mexico Highest Point</text:p>
          </table:table-cell>
          <table:table-cell office:value-type="string">
            <text:p>Wheeler Peak, NM</text:p>
          </table:table-cell>
          <table:table-cell office:value-type="float" office:value="13161">
            <text:p>13161</text:p>
          </table:table-cell>
          <table:table-cell office:value-type="string">
            <text:p><text:a xlink:href="http://geology.com/state-map/new-mexico.shtml">New Mexico Elevation Map</text:a></text:p>
          </table:table-cell>
        </table:table-row>
        <table:table-row table:style-name="ro1">
          <table:table-cell office:value-type="string">
            <text:p>New York Highest Point</text:p>
          </table:table-cell>
          <table:table-cell office:value-type="string">
            <text:p>Mt. Marcy, NY</text:p>
          </table:table-cell>
          <table:table-cell office:value-type="float" office:value="5344">
            <text:p>5344</text:p>
          </table:table-cell>
          <table:table-cell office:value-type="string">
            <text:p><text:a xlink:href="http://geology.com/state-map/new-york.shtml">New York Elevation Map</text:a></text:p>
          </table:table-cell>
        </table:table-row>
        <table:table-row table:style-name="ro1">
          <table:table-cell office:value-type="string">
            <text:p>North Carolina Highest Point</text:p>
          </table:table-cell>
          <table:table-cell office:value-type="string">
            <text:p>Mt. Mitchell, NC</text:p>
          </table:table-cell>
          <table:table-cell office:value-type="float" office:value="6684">
            <text:p>6684</text:p>
          </table:table-cell>
          <table:table-cell office:value-type="string">
            <text:p><text:a xlink:href="http://geology.com/state-map/north-carolina.shtml">North Carolina Elevation Map</text:a></text:p>
          </table:table-cell>
        </table:table-row>
        <table:table-row table:style-name="ro1">
          <table:table-cell office:value-type="string">
            <text:p>North Dakota Highest Point</text:p>
          </table:table-cell>
          <table:table-cell office:value-type="string">
            <text:p>White Butte, ND</text:p>
          </table:table-cell>
          <table:table-cell office:value-type="float" office:value="3506">
            <text:p>3506</text:p>
          </table:table-cell>
          <table:table-cell office:value-type="string">
            <text:p><text:a xlink:href="http://geology.com/state-map/north-dakota.shtml">North Dakota Elevation Map</text:a></text:p>
          </table:table-cell>
        </table:table-row>
        <table:table-row table:style-name="ro1">
          <table:table-cell office:value-type="string">
            <text:p>Ohio Highest Point</text:p>
          </table:table-cell>
          <table:table-cell office:value-type="string">
            <text:p>Campbell Hill, OH</text:p>
          </table:table-cell>
          <table:table-cell office:value-type="float" office:value="1549">
            <text:p>1549</text:p>
          </table:table-cell>
          <table:table-cell office:value-type="string">
            <text:p><text:a xlink:href="http://geology.com/state-map/ohio.shtml">Ohio Elevation Map</text:a></text:p>
          </table:table-cell>
        </table:table-row>
        <table:table-row table:style-name="ro1">
          <table:table-cell office:value-type="string">
            <text:p>Oklahoma Highest Point</text:p>
          </table:table-cell>
          <table:table-cell office:value-type="string">
            <text:p>Black Mesa, OK</text:p>
          </table:table-cell>
          <table:table-cell office:value-type="float" office:value="4973">
            <text:p>4973</text:p>
          </table:table-cell>
          <table:table-cell office:value-type="string">
            <text:p><text:a xlink:href="http://geology.com/state-map/oklahoma.shtml">Oklahoma Elevation Map</text:a></text:p>
          </table:table-cell>
        </table:table-row>
        <table:table-row table:style-name="ro1">
          <table:table-cell office:value-type="string">
            <text:p>Oregon Highest Point</text:p>
          </table:table-cell>
          <table:table-cell office:value-type="string">
            <text:p>Mt. Hood, OR</text:p>
          </table:table-cell>
          <table:table-cell office:value-type="float" office:value="11239">
            <text:p>11239</text:p>
          </table:table-cell>
          <table:table-cell office:value-type="string">
            <text:p><text:a xlink:href="http://geology.com/state-map/oregon.shtml">Oregon Elevation Map</text:a></text:p>
          </table:table-cell>
        </table:table-row>
        <table:table-row table:style-name="ro1">
          <table:table-cell office:value-type="string">
            <text:p>Pennsylvania Highest Point</text:p>
          </table:table-cell>
          <table:table-cell office:value-type="string">
            <text:p>Mt. Davis, PA</text:p>
          </table:table-cell>
          <table:table-cell office:value-type="float" office:value="3213">
            <text:p>3213</text:p>
          </table:table-cell>
          <table:table-cell office:value-type="string">
            <text:p><text:a xlink:href="http://geology.com/state-map/pennsylvania.shtml">Pennslyvania Elevation Map</text:a></text:p>
          </table:table-cell>
        </table:table-row>
        <table:table-row table:style-name="ro1">
          <table:table-cell office:value-type="string">
            <text:p>Rhode Island Highest Point</text:p>
          </table:table-cell>
          <table:table-cell office:value-type="string">
            <text:p>Jerimoth Hill, RI</text:p>
          </table:table-cell>
          <table:table-cell office:value-type="float" office:value="812">
            <text:p>812</text:p>
          </table:table-cell>
          <table:table-cell office:value-type="string">
            <text:p><text:a xlink:href="http://geology.com/state-map/rhode-island.shtml">Rhode Island Elevation Map</text:a></text:p>
          </table:table-cell>
        </table:table-row>
        <table:table-row table:style-name="ro1">
          <table:table-cell office:value-type="string">
            <text:p>South Carolina Highest Point</text:p>
          </table:table-cell>
          <table:table-cell office:value-type="string">
            <text:p>Sassafras Mt., SC</text:p>
          </table:table-cell>
          <table:table-cell office:value-type="float" office:value="3560">
            <text:p>3560</text:p>
          </table:table-cell>
          <table:table-cell office:value-type="string">
            <text:p><text:a xlink:href="http://geology.com/state-map/south-carolina.shtml">South Carolina Elevation Map</text:a></text:p>
          </table:table-cell>
        </table:table-row>
        <table:table-row table:style-name="ro1">
          <table:table-cell office:value-type="string">
            <text:p>South Dakota Highest Point</text:p>
          </table:table-cell>
          <table:table-cell office:value-type="string">
            <text:p>Harney Peak, SD</text:p>
          </table:table-cell>
          <table:table-cell office:value-type="float" office:value="7242">
            <text:p>7242</text:p>
          </table:table-cell>
          <table:table-cell office:value-type="string">
            <text:p><text:a xlink:href="http://geology.com/state-map/south-dakota.shtml">South Dakota Elevation Map</text:a></text:p>
          </table:table-cell>
        </table:table-row>
        <table:table-row table:style-name="ro1">
          <table:table-cell office:value-type="string">
            <text:p>Tennessee Highest Point</text:p>
          </table:table-cell>
          <table:table-cell office:value-type="string">
            <text:p>Clingmans Dome, TN</text:p>
          </table:table-cell>
          <table:table-cell office:value-type="float" office:value="6643">
            <text:p>6643</text:p>
          </table:table-cell>
          <table:table-cell office:value-type="string">
            <text:p><text:a xlink:href="http://geology.com/state-map/tennessee.shtml">Tennessee Elevation Map</text:a></text:p>
          </table:table-cell>
        </table:table-row>
        <table:table-row table:style-name="ro1">
          <table:table-cell office:value-type="string">
            <text:p>Texas Highest Point</text:p>
          </table:table-cell>
          <table:table-cell office:value-type="string">
            <text:p>Guadalupe Peak, TX</text:p>
          </table:table-cell>
          <table:table-cell office:value-type="float" office:value="8749">
            <text:p>8749</text:p>
          </table:table-cell>
          <table:table-cell office:value-type="string">
            <text:p><text:a xlink:href="http://geology.com/state-map/texas.shtml">Texas Elevation Map</text:a></text:p>
          </table:table-cell>
        </table:table-row>
        <table:table-row table:style-name="ro1">
          <table:table-cell office:value-type="string">
            <text:p>Utah Highest Point</text:p>
          </table:table-cell>
          <table:table-cell office:value-type="string">
            <text:p>Kings Peak, UT</text:p>
          </table:table-cell>
          <table:table-cell office:value-type="float" office:value="13528">
            <text:p>13528</text:p>
          </table:table-cell>
          <table:table-cell office:value-type="string">
            <text:p><text:a xlink:href="http://geology.com/state-map/utah.shtml">Utah Elevation Map</text:a></text:p>
          </table:table-cell>
        </table:table-row>
        <table:table-row table:style-name="ro1">
          <table:table-cell office:value-type="string">
            <text:p>Vermont Highest Point</text:p>
          </table:table-cell>
          <table:table-cell office:value-type="string">
            <text:p>Mt. Mansfield, VT</text:p>
          </table:table-cell>
          <table:table-cell office:value-type="float" office:value="4393">
            <text:p>4393</text:p>
          </table:table-cell>
          <table:table-cell office:value-type="string">
            <text:p><text:a xlink:href="http://geology.com/state-map/vermont.shtml">Vermont Elevation Map</text:a></text:p>
          </table:table-cell>
        </table:table-row>
        <table:table-row table:style-name="ro1">
          <table:table-cell office:value-type="string">
            <text:p>Virginia Highest Point</text:p>
          </table:table-cell>
          <table:table-cell office:value-type="string">
            <text:p>Mt. Rogers, VA</text:p>
          </table:table-cell>
          <table:table-cell office:value-type="float" office:value="5729">
            <text:p>5729</text:p>
          </table:table-cell>
          <table:table-cell office:value-type="string">
            <text:p><text:a xlink:href="http://geology.com/state-map/virginia.shtml">Virginia Elevation Map</text:a></text:p>
          </table:table-cell>
        </table:table-row>
        <table:table-row table:style-name="ro1">
          <table:table-cell office:value-type="string">
            <text:p>Washington Highest Point</text:p>
          </table:table-cell>
          <table:table-cell office:value-type="string">
            <text:p>Mt Rainier, WA</text:p>
          </table:table-cell>
          <table:table-cell office:value-type="float" office:value="14410">
            <text:p>14410</text:p>
          </table:table-cell>
          <table:table-cell office:value-type="string">
            <text:p><text:a xlink:href="http://geology.com/state-map/washington.shtml">Washington Elevation Map</text:a></text:p>
          </table:table-cell>
        </table:table-row>
        <table:table-row table:style-name="ro1">
          <table:table-cell office:value-type="string">
            <text:p>West Virginia Highest Point</text:p>
          </table:table-cell>
          <table:table-cell office:value-type="string">
            <text:p>Spruce Knob, WV</text:p>
          </table:table-cell>
          <table:table-cell office:value-type="float" office:value="4861">
            <text:p>4861</text:p>
          </table:table-cell>
          <table:table-cell office:value-type="string">
            <text:p><text:a xlink:href="http://geology.com/state-map/west-virginia.shtml">West Virginia Elevation Map</text:a></text:p>
          </table:table-cell>
        </table:table-row>
        <table:table-row table:style-name="ro1">
          <table:table-cell office:value-type="string">
            <text:p>Wisconsin Highest Point</text:p>
          </table:table-cell>
          <table:table-cell office:value-type="string">
            <text:p>Timms Hill, WI</text:p>
          </table:table-cell>
          <table:table-cell office:value-type="float" office:value="1951">
            <text:p>1951</text:p>
          </table:table-cell>
          <table:table-cell office:value-type="string">
            <text:p><text:a xlink:href="http://geology.com/state-map/wisconsin.shtml">Wisconsin Elevation Map</text:a></text:p>
          </table:table-cell>
        </table:table-row>
        <table:table-row table:style-name="ro1">
          <table:table-cell office:value-type="string">
            <text:p>Wyoming Highest Point</text:p>
          </table:table-cell>
          <table:table-cell office:value-type="string">
            <text:p>Gannett Peak, WY</text:p>
          </table:table-cell>
          <table:table-cell office:value-type="float" office:value="13804">
            <text:p>13804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9/29/2015</text:date>, <text:time>12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evy</meta:initial-creator>
    <meta:creation-date>2015-09-28T15:32:03</meta:creation-date>
    <dc:date>2015-09-29T12:57:56</dc:date>
    <dc:creator>Jonathan Levy</dc:creator>
    <meta:editing-duration>PT21H10M23S</meta:editing-duration>
    <meta:editing-cycles>1</meta:editing-cycles>
    <meta:document-statistic meta:table-count="3" meta:cell-count="198" meta:object-count="0"/>
    <meta:generator>OpenOffice/4.1.0$Unix OpenOffice.org_project/410m18$Build-9764</meta:generator>
    <meta:user-defined meta:name=""/>
  </office:meta>
</office:document-meta>
</file>